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PostResolveTask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ConfsToResolve( String org , String module , String conf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PostResolveTask.setKeep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ensureResolved( Ivy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PostResolveTask.getArtifac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Conf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ResolvedM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ostResolveTask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Haltonfailure( boolean haltOn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Inline( boolea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UseOrigin( boolean use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isHalt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isKe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is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createResolve( boolean haltOnFailure , boolean use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PostResolveTask.setTransitive(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Log( Strin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ConfsToResolve( ModuleDescriptor reference , String conf , String [ ] rconf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vyPostResolveTask.setRevision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ConfsToResolve( String resolveId , String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PostResolveTask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isUs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getResolvedRe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ostResolveTask.getResolvedModul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ostResolveTask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ostResolveTask.prepareAndCheck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IvyPostResolveTask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